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34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3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41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officeooo:paragraph-rsid="0021d944"/>
    </style:style>
    <style:style style:name="P43" style:family="paragraph" style:parent-style-name="Standard">
      <style:paragraph-properties style:line-height-at-least="0.503cm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48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49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50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51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53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54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55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56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5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59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61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62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6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89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90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91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92" style:family="paragraph" style:parent-style-name="Standard" style:list-style-name="L22">
      <style:paragraph-properties fo:text-align="justify" style:justify-single-word="false"/>
      <style:text-properties officeooo:paragraph-rsid="00279e28"/>
    </style:style>
    <style:style style:name="P93" style:family="paragraph" style:parent-style-name="Standard" style:list-style-name="L23">
      <style:paragraph-properties fo:text-align="justify" style:justify-single-word="false"/>
      <style:text-properties officeooo:paragraph-rsid="0029ad02"/>
    </style:style>
    <style:style style:name="P94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0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103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04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0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9ad02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2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officeooo:rsid="00140c7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9cdcfe"/>
    </style:style>
    <style:style style:name="T18" style:family="text">
      <style:text-properties fo:color="#9cdcfe" style:font-name="Droid Sans Mono" fo:font-size="10.5pt" fo:font-weight="normal" fo:background-color="#1e1e1e" loext:char-shading-value="0"/>
    </style:style>
    <style:style style:name="T19" style:family="text">
      <style:text-properties fo:color="#9cdcfe" style:font-name="Droid Sans Mono" fo:font-weight="normal" fo:background-color="#1e1e1e" loext:char-shading-value="0"/>
    </style:style>
    <style:style style:name="T20" style:family="text">
      <style:text-properties fo:color="#d4d4d4"/>
    </style:style>
    <style:style style:name="T21" style:family="text">
      <style:text-properties fo:color="#d4d4d4" style:font-name="Droid Sans Mono" fo:font-size="10.5pt" fo:font-weight="normal" fo:background-color="#1e1e1e" loext:char-shading-value="0"/>
    </style:style>
    <style:style style:name="T22" style:family="text">
      <style:text-properties fo:color="#d4d4d4" style:font-name="Droid Sans Mono" fo:font-weight="normal" fo:background-color="#1e1e1e" loext:char-shading-value="0"/>
    </style:style>
    <style:style style:name="T23" style:family="text">
      <style:text-properties fo:color="#dcdcaa"/>
    </style:style>
    <style:style style:name="T24" style:family="text">
      <style:text-properties fo:color="#dcdcaa" style:font-name="Droid Sans Mono" fo:font-size="10.5pt" fo:font-weight="normal" fo:background-color="#1e1e1e" loext:char-shading-value="0"/>
    </style:style>
    <style:style style:name="T25" style:family="text">
      <style:text-properties fo:color="#dcdcaa" style:font-name="Droid Sans Mono" fo:font-weight="normal" fo:background-color="#1e1e1e" loext:char-shading-value="0"/>
    </style:style>
    <style:style style:name="T26" style:family="text">
      <style:text-properties fo:color="#ce9178"/>
    </style:style>
    <style:style style:name="T27" style:family="text">
      <style:text-properties fo:color="#808080"/>
    </style:style>
    <style:style style:name="T28" style:family="text">
      <style:text-properties fo:color="#569cd6"/>
    </style:style>
    <style:style style:name="T29" style:family="text">
      <style:text-properties fo:color="#569cd6" style:font-name="Droid Sans Mono" fo:font-size="10.5pt" fo:font-weight="normal" fo:background-color="#1e1e1e" loext:char-shading-value="0"/>
    </style:style>
    <style:style style:name="T30" style:family="text">
      <style:text-properties fo:color="#6a9955"/>
    </style:style>
    <style:style style:name="T31" style:family="text">
      <style:text-properties fo:color="#6a9955" style:font-name="Droid Sans Mono" fo:font-weight="normal" fo:background-color="#1e1e1e" loext:char-shading-value="0"/>
    </style:style>
    <style:style style:name="T32" style:family="text">
      <style:text-properties fo:color="#b5cea8"/>
    </style:style>
    <style:style style:name="T33" style:family="text">
      <style:text-properties officeooo:rsid="0021a0c4"/>
    </style:style>
    <style:style style:name="T34" style:family="text">
      <style:text-properties fo:color="#4fc1ff"/>
    </style:style>
    <style:style style:name="T35" style:family="text">
      <style:text-properties fo:color="#4fc1ff" style:font-name="Droid Sans Mono" fo:font-weight="normal" fo:background-color="#1e1e1e" loext:char-shading-value="0"/>
    </style:style>
    <style:style style:name="T36" style:family="text">
      <style:text-properties fo:color="#4ec9b0"/>
    </style:style>
    <style:style style:name="T37" style:family="text">
      <style:text-properties officeooo:rsid="0027eb52"/>
    </style:style>
    <style:style style:name="T38" style:family="text">
      <style:text-properties officeooo:rsid="002c11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20"><text:span text:style-name="T1">O guia estelar de </text:span><text:span text:style-name="T2">JavaScript</text:span></text:p>
      <text:p text:style-name="P2">Introdução</text:p>
      <text:list xml:id="list948210346" text:style-name="L1">
        <text:list-item>
          <text:p text:style-name="P47">Abertura</text:p>
        </text:list-item>
      </text:list>
      <text:p text:style-name="P7">Vamos aprender sobre programação e Java Script. O que é o JavaScript, para o que ele serve, primeiros passos, tipos de dados, variáveis, prática, funções, manipulações de dados, expressões.</text:p>
      <text:p text:style-name="P7"/>
      <text:list xml:id="list80626552826495" text:continue-numbering="true" text:style-name="L1">
        <text:list-item>
          <text:p text:style-name="P47">JavaScript</text:p>
        </text:list-item>
      </text:list>
      <text:list xml:id="list2799755517" text:style-name="L2">
        <text:list-item>
          <text:p text:style-name="P58">JavaScript <text:span text:style-name="T14">Core</text:span></text:p>
          <text:list>
            <text:list-item>
              <text:p text:style-name="P63">linguagem de programação que roda Navegador do usuário (front-end):</text:p>
              <text:list>
                <text:list-item>
                  <text:p text:style-name="P63">Se você clicar em algum botão da página e aparece uma janela. Isso é o JavaScript.</text:p>
                </text:list-item>
                <text:list-item>
                  <text:p text:style-name="P64">Alteração do site ou aplicativo, conforme a interação do usuário.</text:p>
                </text:list-item>
              </text:list>
            </text:list-item>
            <text:list-item>
              <text:p text:style-name="P64">Roda também no computador (back-end)</text:p>
            </text:list-item>
          </text:list>
        </text:list-item>
        <text:list-item>
          <text:p text:style-name="P58">O que podemos fazer?</text:p>
          <text:list>
            <text:list-item>
              <text:p text:style-name="P64">Podemos criar aplicações web, mobile (React Native), desktop (Electron);</text:p>
            </text:list-item>
            <text:list-item>
              <text:p text:style-name="P64">Empresas famosas que usam:</text:p>
              <text:list>
                <text:list-item>
                  <text:p text:style-name="P64">Facebook (Instagram, WhatsApp);</text:p>
                </text:list-item>
                <text:list-item>
                  <text:p text:style-name="P64">Google (Youtube, Gmail, Drive);</text:p>
                </text:list-item>
                <text:list-item>
                  <text:p text:style-name="P64">Uber;</text:p>
                </text:list-item>
                <text:list-item>
                  <text:p text:style-name="P64">Netflix</text:p>
                </text:list-item>
                <text:list-item>
                  <text:p text:style-name="P64">TikTok</text:p>
                </text:list-item>
                <text:list-item>
                  <text:p text:style-name="P64">…</text:p>
                </text:list-item>
              </text:list>
            </text:list-item>
            <text:list-item>
              <text:p text:style-name="P64">99.99% dos sites na web usam JavaScript;</text:p>
            </text:list-item>
            <text:list-item>
              <text:p text:style-name="P64">Linguagem obrigatória para quem programa o Front-end Web.</text:p>
            </text:list-item>
          </text:list>
        </text:list-item>
        <text:list-item>
          <text:p text:style-name="P59">Evolução</text:p>
          <text:list>
            <text:list-item>
              <text:p text:style-name="P63">A comunidade cresce cada vez mais e a linguagem está sempre evoluindo.</text:p>
            </text:list-item>
          </text:list>
        </text:list-item>
        <text:list-item>
          <text:p text:style-name="P59">O que vamos ver o curso?</text:p>
          <text:list>
            <text:list-item>
              <text:p text:style-name="P63">Tipos de dados</text:p>
            </text:list-item>
            <text:list-item>
              <text:p text:style-name="P63">Variáveis</text:p>
            </text:list-item>
            <text:list-item>
              <text:p text:style-name="P63">Funções</text:p>
            </text:list-item>
            <text:list-item>
              <text:p text:style-name="P63">Condicionais</text:p>
            </text:list-item>
            <text:list-item>
              <text:p text:style-name="P63">Estruturas de repetição</text:p>
            </text:list-item>
            <text:list-item>
              <text:p text:style-name="P63">…</text:p>
            </text:list-item>
          </text:list>
        </text:list-item>
        <text:list-item>
          <text:p text:style-name="P59">Como vai funcionar a dinâmica do curso?</text:p>
          <text:list>
            <text:list-item>
              <text:p text:style-name="P63">Treino de futebol</text:p>
            </text:list-item>
            <text:list-item>
              <text:p text:style-name="P63">Treino de artes marciais</text:p>
            </text:list-item>
            <text:list-item>
              <text:p text:style-name="P63">Conceitos e fundamentos</text:p>
            </text:list-item>
            <text:list-item>
              <text:p text:style-name="P63">Prática</text:p>
            </text:list-item>
            <text:list-item>
              <text:p text:style-name="P63">Revisão</text:p>
            </text:list-item>
          </text:list>
        </text:list-item>
      </text:list>
      <text:p text:style-name="P5"/>
      <text:p text:style-name="P44">Guias estelares</text:p>
      <text:p text:style-name="P21"><text:span text:style-name="T1">O guia estelar de </text:span><text:span text:style-name="T2">JavaScript</text:span></text:p>
      <text:p text:style-name="P3">Primeiros Passos</text:p>
      <text:list xml:id="list2402400566" text:style-name="L3">
        <text:list-item>
          <text:p text:style-name="P48">Sintaxe</text:p>
        </text:list-item>
      </text:list>
      <text:list xml:id="list611162283" text:style-name="L4">
        <text:list-item>
          <text:p text:style-name="P60">A importância da Sintaxe<text:span text:style-name="T15"> – escrever texto de uma maneira correta.</text:span></text:p>
          <text:list>
            <text:list-item>
              <text:p text:style-name="P65">Toda linguagem tem;</text:p>
            </text:list-item>
            <text:list-item>
              <text:p text:style-name="P65">Uma boa comunicação necessita de uma boa sintaxe;</text:p>
            </text:list-item>
            <text:list-item>
              <text:p text:style-name="P65">82% dos erros para iniciantes programação</text:p>
            </text:list-item>
          </text:list>
        </text:list-item>
      </text:list>
      <text:p text:style-name="P8"/>
      <text:p text:style-name="P18">js</text:p>
      <text:p text:style-name="P18"><text:s text:c="2"/>console.log(“Bem vindos ao Starter”)</text:p>
      <text:p text:style-name="P8"/>
      <text:list xml:id="list80626344864293" text:continue-list="list2402400566" text:style-name="L3">
        <text:list-item>
          <text:p text:style-name="P49">Maneiras de executar o JavaScript</text:p>
        </text:list-item>
      </text:list>
      <text:list xml:id="list4209993005" text:style-name="L5">
        <text:list-item>
          <text:p text:style-name="P66">Abra o navegador do seu computador e aperte a tecla <text:span text:style-name="T16">F12</text:span>, clique em “<text:span text:style-name="T16">console</text:span>” e pronto, já pode codar.</text:p>
        </text:list-item>
        <text:list-item>
          <text:p text:style-name="P66"><text:a xlink:type="simple" xlink:href="https://codepen.io/" text:style-name="Internet_20_link" text:visited-style-name="Visited_20_Internet_20_Link">https://codepen.io/</text:a></text:p>
        </text:list-item>
        <text:list-item>
          <text:p text:style-name="P66">Visual Studio Code</text:p>
        </text:list-item>
      </text:list>
      <text:p text:style-name="P9"/>
      <text:list xml:id="list80625838037746" text:continue-list="list80626344864293" text:style-name="L3">
        <text:list-item>
          <text:p text:style-name="P50">Adicionando arquivos JS</text:p>
        </text:list-item>
      </text:list>
      <text:list xml:id="list1453092980" text:style-name="L6">
        <text:list-item>
          <text:p text:style-name="P67">HTML</text:p>
        </text:list-item>
      </text:list>
      <text:p text:style-name="P26"><text:span text:style-name="T27">&lt;!</text:span><text:span text:style-name="T28">DOCTYPE</text:span> <text:span text:style-name="T17">html</text:span><text:span text:style-name="T27">&gt;</text:span></text:p>
      <text:p text:style-name="P32"><text:span text:style-name="T27">&lt;</text:span><text:span text:style-name="T28">html</text:span> <text:span text:style-name="T17">lang</text:span>=<text:span text:style-name="T26">"en"</text:span><text:span text:style-name="T27">&gt;</text:span></text:p>
      <text:p text:style-name="P32"><text:span text:style-name="T27">&lt;</text:span><text:span text:style-name="T28">head</text:span><text:span text:style-name="T27">&gt;</text:span></text:p>
      <text:p text:style-name="P32"><text:span text:style-name="T27">&lt;</text:span><text:span text:style-name="T28">meta</text:span> <text:span text:style-name="T17">charset</text:span>=<text:span text:style-name="T26">"UTF-8"</text:span><text:span text:style-name="T27">&gt;</text:span></text:p>
      <text:p text:style-name="P32"><text:span text:style-name="T27">&lt;</text:span><text:span text:style-name="T28">meta</text:span> <text:span text:style-name="T17">http-equiv</text:span>=<text:span text:style-name="T26">"X-UA-Compatible"</text:span> <text:span text:style-name="T17">content</text:span>=<text:span text:style-name="T26">"IE=edge"</text:span><text:span text:style-name="T27">&gt;</text:span></text:p>
      <text:p text:style-name="P32"><text:span text:style-name="T27">&lt;</text:span><text:span text:style-name="T28">meta</text:span> <text:span text:style-name="T17">name</text:span>=<text:span text:style-name="T26">"viewport"</text:span> <text:span text:style-name="T17">content</text:span>=<text:span text:style-name="T26">"width=device-width, initial-scale=1.0"</text:span><text:span text:style-name="T27">&gt;</text:span></text:p>
      <text:p text:style-name="P32"><text:span text:style-name="T27">&lt;</text:span><text:span text:style-name="T28">title</text:span><text:span text:style-name="T27">&gt;</text:span>Document<text:span text:style-name="T27">&lt;/</text:span><text:span text:style-name="T28">title</text:span><text:span text:style-name="T27">&gt;</text:span></text:p>
      <text:p text:style-name="P32"><text:span text:style-name="T27">&lt;/</text:span><text:span text:style-name="T28">head</text:span><text:span text:style-name="T27">&gt;</text:span></text:p>
      <text:p text:style-name="P32"><text:span text:style-name="T27">&lt;</text:span><text:span text:style-name="T28">body</text:span><text:span text:style-name="T27">&gt;</text:span></text:p>
      <text:p text:style-name="P34"><text:span text:style-name="T27">&lt;</text:span><text:span text:style-name="T28">script</text:span> <text:span text:style-name="T17">src</text:span>= <text:span text:style-name="T26">"./scripts.js"</text:span><text:span text:style-name="T27">&gt;&lt;/</text:span><text:span text:style-name="T28">script</text:span><text:span text:style-name="T27">&gt;</text:span></text:p>
      <text:p text:style-name="P32"><text:span text:style-name="T27">&lt;/</text:span><text:span text:style-name="T28">body</text:span><text:span text:style-name="T27">&gt;</text:span></text:p>
      <text:p text:style-name="P32"><text:span text:style-name="T27">&lt;/</text:span><text:span text:style-name="T28">html</text:span><text:span text:style-name="T27">&gt;</text:span></text:p>
      <text:p text:style-name="P19"/>
      <text:list xml:id="list725545740" text:style-name="L7">
        <text:list-item>
          <text:p text:style-name="P68">JAVA SCRIPT</text:p>
        </text:list-item>
      </text:list>
      <text:p text:style-name="P24"><text:span text:style-name="T17">console</text:span><text:span text:style-name="T20">.</text:span><text:span text:style-name="T23">log</text:span><text:span text:style-name="T20">(</text:span><text:span text:style-name="T26">'Bem vindos ao Starter!!'</text:span><text:span text:style-name="T20">)</text:span></text:p>
      <text:p text:style-name="P35"/>
      <text:list xml:id="list80625822387813" text:continue-list="list80625838037746" text:style-name="L3">
        <text:list-item>
          <text:p text:style-name="P51">Comentários</text:p>
        </text:list-item>
      </text:list>
      <text:p text:style-name="P39">//Aqui eu tenho um comentário em linha</text:p>
      <text:p text:style-name="P40">/*</text:p>
      <text:p text:style-name="P40">Aqui eu tenho um comentário multi linha (bloco)</text:p>
      <text:p text:style-name="P38"/>
      <text:p text:style-name="P40">o código abaixo escreve alguma mensagem no devtools</text:p>
      <text:p text:style-name="P40">*/</text:p>
      <text:p text:style-name="P38"/>
      <text:p text:style-name="P32"><text:span text:style-name="T17">console</text:span>.<text:span text:style-name="T23">log</text:span>(<text:span text:style-name="T26">'Bem vindos ao Starter!!'</text:span>) <text:span text:style-name="T30">//algum cometário console.log('iria ignorar')</text:span></text:p>
      <text:p text:style-name="P32"><text:span text:style-name="T17">console</text:span>.<text:span text:style-name="T23">log</text:span>(<text:span text:style-name="T26">'não iria ignorar'</text:span>)</text:p>
      <text:p text:style-name="P6"/>
      <text:p text:style-name="P45">Guias estelares</text:p>
      <text:p text:style-name="P22"><text:span text:style-name="T1">O guia estelar de </text:span><text:span text:style-name="T2">JavaScript</text:span></text:p>
      <text:p text:style-name="P4">Tipos de dados</text:p>
      <text:list xml:id="list3374429062" text:style-name="L8">
        <text:list-item>
          <text:p text:style-name="P52">Introdução</text:p>
        </text:list-item>
      </text:list>
      <text:list xml:id="list1652584103" text:style-name="L9">
        <text:list-item>
          <text:p text:style-name="P61">Tipos de dados</text:p>
          <text:list>
            <text:list-item>
              <text:p text:style-name="P69">Gramática:</text:p>
              <text:list>
                <text:list-item>
                  <text:p text:style-name="P69">Elementos da linguagem e suas combinações</text:p>
                </text:list-item>
                <text:list-item>
                  <text:p text:style-name="P69">A arte de falar e escrever corretamente</text:p>
                </text:list-item>
              </text:list>
            </text:list-item>
            <text:list-item>
              <text:p text:style-name="P69">Vocabulário:</text:p>
              <text:list>
                <text:list-item>
                  <text:p text:style-name="P69">Conjunto de termos e expressões</text:p>
                </text:list-item>
                <text:list-item>
                  <text:p text:style-name="P69">Agrupamento de palavras</text:p>
                </text:list-item>
              </text:list>
            </text:list-item>
            <text:list-item>
              <text:p text:style-name="P69">Precisamos saber como escrever</text:p>
            </text:list-item>
            <text:list-item>
              <text:p text:style-name="P69">Precisamos saber os significados</text:p>
            </text:list-item>
            <text:list-item>
              <text:p text:style-name="P69">Precisamos continuar aprendendo, para crescer nosso vocabulário</text:p>
            </text:list-item>
          </text:list>
        </text:list-item>
        <text:list-item>
          <text:p text:style-name="P61">Como vai ser a dinâmica do aprendizado?</text:p>
          <text:list>
            <text:list-item>
              <text:p text:style-name="P69">Conceitos e escrita</text:p>
            </text:list-item>
            <text:list-item>
              <text:p text:style-name="P69">Vamos aprender os tipos de dados utilizados na linguagem</text:p>
              <text:list>
                <text:list-item>
                  <text:p text:style-name="P69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0"/>
      <text:list xml:id="list80626056798438" text:continue-list="list3374429062" text:style-name="L8">
        <text:list-item>
          <text:p text:style-name="P52">String</text:p>
        </text:list-item>
      </text:list>
      <text:list xml:id="list2523045667" text:style-name="L10">
        <text:list-item>
          <text:p text:style-name="P70">Cadeia de caracteres</text:p>
          <text:list>
            <text:list-item>
              <text:p text:style-name="P70">“” aspas duplas</text:p>
            </text:list-item>
            <text:list-item>
              <text:p text:style-name="P70">‘’ aspas simples</text:p>
            </text:list-item>
            <text:list-item>
              <text:p text:style-name="P70">`` template literais ou tamplate strings (permite multi linhas) e permiter expressões dentro da string (interpolação).Ex. `${1+1}`</text:p>
            </text:list-item>
          </text:list>
        </text:list-item>
      </text:list>
      <text:p text:style-name="P11"/>
      <text:p text:style-name="P27"><text:span text:style-name="T17">console</text:span>.<text:span text:style-name="T23">log</text:span>(<text:span text:style-name="T26">"Thiago Carlos"</text:span>)</text:p>
      <text:p text:style-name="P32"><text:span text:style-name="T17">console</text:span>.<text:span text:style-name="T23">log</text:span>(<text:span text:style-name="T26">'Limeira da Silva'</text:span>)</text:p>
      <text:p text:style-name="P32"><text:span text:style-name="T17">console</text:span>.<text:span text:style-name="T23">log</text:span>(<text:span text:style-name="T26">`com crases eu posso </text:span></text:p>
      <text:p text:style-name="P38"/>
      <text:p text:style-name="P41">quebrar linha</text:p>
      <text:p text:style-name="P38"/>
      <text:p text:style-name="P32"><text:span text:style-name="T26">`</text:span>)</text:p>
      <text:p text:style-name="P38"/>
      <text:p text:style-name="P32"><text:span text:style-name="T17">console</text:span>.<text:span text:style-name="T23">log</text:span>(<text:span text:style-name="T26">"um 'exemplo'com asplas duplas"</text:span>)</text:p>
      <text:p text:style-name="P32"><text:span text:style-name="T17">console</text:span>.<text:span text:style-name="T23">log</text:span>(<text:span text:style-name="T26">'um "exemplo" com aspas simples'</text:span>)</text:p>
      <text:p text:style-name="P32"><text:span text:style-name="T17">console</text:span>.<text:span text:style-name="T23">log</text:span>(<text:span text:style-name="T26">`um "exemplo" com 'crases'`</text:span>)</text:p>
      <text:p text:style-name="P11"/>
      <text:list xml:id="list80625960451387" text:continue-list="list80626056798438" text:style-name="L8">
        <text:list-item>
          <text:p text:style-name="P52">Number</text:p>
        </text:list-item>
      </text:list>
      <text:list xml:id="list3624639497" text:style-name="L11">
        <text:list-item>
          <text:p text:style-name="P89"><text:span text:style-name="T10">N</text:span><text:span text:style-name="T9">úmeros</text:span></text:p>
        </text:list-item>
      </text:list>
      <text:p text:style-name="P12"><text:s text:c="4"/>33 <text:s/>// inteiros</text:p>
      <text:p text:style-name="P12"><text:s text:c="4"/>12.5 // reais - float</text:p>
      <text:p text:style-name="P12"><text:s text:c="4"/>NaN // Not a Number</text:p>
      <text:p text:style-name="P12"><text:s text:c="4"/>Infinity // infinito</text:p>
      <text:p text:style-name="P12"/>
      <text:p text:style-name="P28"><text:span text:style-name="T17">console</text:span>.<text:span text:style-name="T23">log</text:span>(<text:span text:style-name="T32">33</text:span>)</text:p>
      <text:p text:style-name="P32"><text:span text:style-name="T17">console</text:span>.<text:span text:style-name="T23">log</text:span>(-<text:span text:style-name="T32">33</text:span>)</text:p>
      <text:p text:style-name="P32"><text:span text:style-name="T17">console</text:span>.<text:span text:style-name="T23">log</text:span>(<text:span text:style-name="T32">12.5</text:span>)</text:p>
      <text:p text:style-name="P32"><text:soft-page-break/><text:span text:style-name="T17">console</text:span>.<text:span text:style-name="T23">log</text:span>(<text:span text:style-name="T32">12</text:span> + <text:span text:style-name="T32">12</text:span>)</text:p>
      <text:p text:style-name="P32"><text:span text:style-name="T17">console</text:span>.<text:span text:style-name="T23">log</text:span>(<text:span text:style-name="T32">15</text:span> / <text:span text:style-name="T32">3</text:span>)</text:p>
      <text:p text:style-name="P32"><text:span text:style-name="T17">console</text:span>.<text:span text:style-name="T23">log</text:span>(<text:span text:style-name="T32">15</text:span> / <text:span text:style-name="T26">"axsd"</text:span>)</text:p>
      <text:p text:style-name="P25"><text:span text:style-name="T17">console</text:span><text:span text:style-name="T20">.</text:span><text:span text:style-name="T23">log</text:span><text:span text:style-name="T20">(</text:span><text:span text:style-name="T32">12</text:span><text:span text:style-name="T20"> === </text:span><text:span text:style-name="T17">Infinity</text:span><text:span text:style-name="T20">)</text:span></text:p>
      <text:p text:style-name="P12"/>
      <text:list xml:id="list80627393105094" text:continue-list="list80625960451387" text:style-name="L8">
        <text:list-item>
          <text:p text:style-name="P52">Boolean</text:p>
        </text:list-item>
      </text:list>
      <text:list xml:id="list2209218948" text:style-name="L12">
        <text:list-item>
          <text:p text:style-name="P62">Boolean - Booleano</text:p>
          <text:list>
            <text:list-item>
              <text:p text:style-name="P71">é um tipo de dado que só tem 2 valores:</text:p>
            </text:list-item>
          </text:list>
        </text:list-item>
      </text:list>
      <text:p text:style-name="P13"><text:s text:c="4"/>true // verdadeiro</text:p>
      <text:p text:style-name="P13"><text:s text:c="4"/>false // falso</text:p>
      <text:p text:style-name="P13"/>
      <text:p text:style-name="P29"><text:span text:style-name="T17">console</text:span>.<text:span text:style-name="T23">log</text:span>(<text:span text:style-name="T28">true</text:span>)</text:p>
      <text:p text:style-name="P25"><text:span text:style-name="T17">console</text:span><text:span text:style-name="T20">.</text:span><text:span text:style-name="T23">log</text:span><text:span text:style-name="T20">(</text:span><text:span text:style-name="T28">false</text:span><text:span text:style-name="T20">)</text:span></text:p>
      <text:p text:style-name="P13"/>
      <text:list xml:id="list80627073172263" text:continue-list="list80627393105094" text:style-name="L8">
        <text:list-item>
          <text:p text:style-name="P53">Unde<text:span text:style-name="T33">fined vs null</text:span></text:p>
        </text:list-item>
      </text:list>
      <text:list xml:id="list3566741490" text:style-name="L13">
        <text:list-item>
          <text:p text:style-name="P72">undefined</text:p>
          <text:list>
            <text:list-item>
              <text:p text:style-name="P72">indefinido - não existe</text:p>
            </text:list-item>
          </text:list>
        </text:list-item>
        <text:list-item>
          <text:p text:style-name="P72">null</text:p>
          <text:list>
            <text:list-item>
              <text:p text:style-name="P72">nulo</text:p>
            </text:list-item>
            <text:list-item>
              <text:p text:style-name="P72">objeto que não possui nada</text:p>
            </text:list-item>
            <text:list-item>
              <text:p text:style-name="P72">diferente de indefinido</text:p>
            </text:list-item>
          </text:list>
        </text:list-item>
        <text:list-item>
          <text:p text:style-name="P72">null !== undefinedfined vs null</text:p>
        </text:list-item>
      </text:list>
      <text:p text:style-name="P14"/>
      <text:p text:style-name="P30"><text:span text:style-name="T17">console</text:span>.<text:span text:style-name="T23">log</text:span>(<text:span text:style-name="T28">undefined</text:span>)</text:p>
      <text:p text:style-name="P32"><text:span text:style-name="T17">console</text:span>.<text:span text:style-name="T23">log</text:span>(<text:span text:style-name="T28">null</text:span>)</text:p>
      <text:p text:style-name="P32"><text:span text:style-name="T17">console</text:span>.<text:span text:style-name="T23">log</text:span>(<text:span text:style-name="T28">null</text:span> === <text:span text:style-name="T28">undefined</text:span>) <text:span text:style-name="T30">//igual</text:span></text:p>
      <text:p text:style-name="P25"><text:span text:style-name="T17">console</text:span><text:span text:style-name="T20">.</text:span><text:span text:style-name="T23">log</text:span><text:span text:style-name="T20">(</text:span><text:span text:style-name="T28">null</text:span><text:span text:style-name="T20"> !== </text:span><text:span text:style-name="T28">undefined</text:span><text:span text:style-name="T20">) </text:span><text:span text:style-name="T30">// diferente</text:span></text:p>
      <text:p text:style-name="P15"/>
      <text:list xml:id="list80626492356178" text:continue-list="list80627073172263" text:style-name="L8">
        <text:list-item>
          <text:p text:style-name="P52">Object</text:p>
        </text:list-item>
      </text:list>
      <text:list xml:id="list41873947" text:style-name="L14">
        <text:list-item>
          <text:p text:style-name="P73">Object</text:p>
          <text:list>
            <text:list-item>
              <text:p text:style-name="P91"><text:span text:style-name="T4">Objet</text:span><text:span text:style-name="T5">o</text:span></text:p>
            </text:list-item>
            <text:list-item>
              <text:p text:style-name="P73">Dado estrutural</text:p>
            </text:list-item>
            <text:list-item>
              <text:p text:style-name="P73">Proriedades / Atributos</text:p>
            </text:list-item>
            <text:list-item>
              <text:p text:style-name="P73">Funcionalidades / Métodos</text:p>
            </text:list-item>
          </text:list>
        </text:list-item>
        <text:list-item>
          <text:p text:style-name="P73">{propriedade: "valor"}</text:p>
        </text:list-item>
      </text:list>
      <text:p text:style-name="P74"/>
      <text:p text:style-name="P33"><text:span text:style-name="T17">console</text:span>.<text:span text:style-name="T23">log</text:span>({</text:p>
      <text:p text:style-name="P32"><text:span text:style-name="T17"><text:tab/>name:</text:span> <text:span text:style-name="T26">"Thiago"</text:span>,</text:p>
      <text:p text:style-name="P32"><text:span text:style-name="T17"><text:tab/>idade:</text:span> <text:span text:style-name="T32">33</text:span>,</text:p>
      <text:p text:style-name="P32"><text:span text:style-name="T23"><text:tab/>andar</text:span><text:span text:style-name="T17">:</text:span> <text:span text:style-name="T28">function</text:span>(){</text:p>
      <text:p text:style-name="P32"><text:span text:style-name="T17"><text:tab/><text:tab/>console</text:span>.<text:span text:style-name="T23">log</text:span>(<text:span text:style-name="T26">'andar'</text:span>)</text:p>
      <text:p text:style-name="P32"><text:tab/>}</text:p>
      <text:p text:style-name="P32">})</text:p>
      <text:p text:style-name="P42"/>
      <text:p text:style-name="P74"/>
      <text:list xml:id="list80627279902993" text:continue-list="list80626492356178" text:style-name="L8">
        <text:list-item>
          <text:p text:style-name="P52">Array</text:p>
        </text:list-item>
      </text:list>
      <text:list xml:id="list2269861482" text:style-name="L15">
        <text:list-item>
          <text:p text:style-name="P75">Array (vetores)</text:p>
        </text:list-item>
      </text:list>
      <text:list xml:id="list1539665938" text:style-name="L16">
        <text:list-item>
          <text:list>
            <text:list-item>
              <text:p text:style-name="P76">Uma lista</text:p>
            </text:list-item>
          </text:list>
        </text:list-item>
      </text:list>
      <text:list xml:id="list80626294129219" text:continue-list="list2269861482" text:style-name="L15">
        <text:list-item>
          <text:list>
            <text:list-item>
              <text:p text:style-name="P75">Agrupamento de dado</text:p>
            </text:list-item>
          </text:list>
        </text:list-item>
      </text:list>
      <text:p text:style-name="P16"><text:s text:c="4"/></text:p>
      <text:p text:style-name="P16"><text:s text:c="4"/>["thiago", 33]</text:p>
      <text:p text:style-name="P16"/>
      <text:p text:style-name="P31"><text:soft-page-break/><text:span text:style-name="T17">console</text:span>.<text:span text:style-name="T23">log</text:span>([<text:span text:style-name="T26">"Thiago"</text:span>, <text:span text:style-name="T32">33</text:span>])</text:p>
      <text:p text:style-name="P32"><text:span text:style-name="T17">console</text:span>.<text:span text:style-name="T23">log</text:span>([</text:p>
      <text:p text:style-name="P32"><text:span text:style-name="T26"><text:tab/>"leite"</text:span>,</text:p>
      <text:p text:style-name="P32"><text:span text:style-name="T26"><text:tab/>"ovos"</text:span>,</text:p>
      <text:p text:style-name="P32"><text:span text:style-name="T32"><text:tab/>2</text:span>,</text:p>
      <text:p text:style-name="P32"><text:span text:style-name="T32"><text:tab/>3</text:span>,</text:p>
      <text:p text:style-name="P32">])</text:p>
      <text:p text:style-name="P16"/>
      <text:list xml:id="list80626637259021" text:continue-list="list80627279902993" text:style-name="L8">
        <text:list-item>
          <text:p text:style-name="P52">Conclusão</text:p>
        </text:list-item>
      </text:list>
      <text:list xml:id="list1314594960" text:style-name="L17">
        <text:list-item>
          <text:p text:style-name="P77">Tipos de dados</text:p>
        </text:list-item>
      </text:list>
      <text:p text:style-name="P17"><text:tab/>Conforme o ECMAScrept standard temos 9 tipos de dados:</text:p>
      <text:list xml:id="list2614941889" text:style-name="L18">
        <text:list-item>
          <text:list>
            <text:list-item>
              <text:p text:style-name="P79">Data types</text:p>
              <text:list>
                <text:list-item>
                  <text:p text:style-name="P79">Primitive / Primitive value</text:p>
                </text:list-item>
                <text:list-item>
                  <text:p text:style-name="P79">Structural</text:p>
                </text:list-item>
                <text:list-item>
                  <text:p text:style-name="P79">Structural Primitive</text:p>
                </text:list-item>
              </text:list>
            </text:list-item>
          </text:list>
        </text:list-item>
        <text:list-item>
          <text:p text:style-name="P79">Primitivos</text:p>
          <text:list>
            <text:list-item>
              <text:p text:style-name="P79">String</text:p>
            </text:list-item>
            <text:list-item>
              <text:p text:style-name="P79">Number</text:p>
            </text:list-item>
            <text:list-item>
              <text:p text:style-name="P79">Boolean</text:p>
            </text:list-item>
            <text:list-item>
              <text:p text:style-name="P79">undefined</text:p>
            </text:list-item>
            <text:list-item>
              <text:p text:style-name="P79">Symbol</text:p>
            </text:list-item>
            <text:list-item>
              <text:p text:style-name="P79">BigInt</text:p>
            </text:list-item>
          </text:list>
        </text:list-item>
        <text:list-item>
          <text:p text:style-name="P79">Estruturais</text:p>
          <text:list>
            <text:list-item>
              <text:p text:style-name="P79">Object</text:p>
              <text:list>
                <text:list-item>
                  <text:p text:style-name="P79">Array</text:p>
                </text:list-item>
                <text:list-item>
                  <text:p text:style-name="P79">Map</text:p>
                </text:list-item>
                <text:list-item>
                  <text:p text:style-name="P79">SetembroDate</text:p>
                </text:list-item>
                <text:list-item>
                  <text:p text:style-name="P79">…</text:p>
                </text:list-item>
              </text:list>
            </text:list-item>
            <text:list-item>
              <text:p text:style-name="P79">Function</text:p>
            </text:list-item>
          </text:list>
        </text:list-item>
        <text:list-item>
          <text:p text:style-name="P79">primitivo Estrutural / Structural Root Primitive</text:p>
          <text:list>
            <text:list-item>
              <text:p text:style-name="P79">null</text:p>
            </text:list-item>
          </text:list>
        </text:list-item>
      </text:list>
      <text:p text:style-name="P17"/>
      <text:p text:style-name="P46">Guias estelares</text:p>
      <text:p text:style-name="P23"><text:span text:style-name="T1">O guia estelar de </text:span><text:span text:style-name="T2">JavaScript</text:span></text:p>
      <text:p text:style-name="P87">Variáveis</text:p>
      <text:list xml:id="list3357681797" text:style-name="L19">
        <text:list-item>
          <text:p text:style-name="P54">Conhecendo as variáveis</text:p>
        </text:list-item>
      </text:list>
      <text:list xml:id="list2965366885" text:style-name="L20">
        <text:list-item>
          <text:p text:style-name="P80">Variáveis</text:p>
          <text:list>
            <text:list-item>
              <text:p text:style-name="P80">Nomes simbólicos para receber algum valor;</text:p>
            </text:list-item>
            <text:list-item>
              <text:p text:style-name="P80">Atalhos de código;</text:p>
            </text:list-item>
            <text:list-item>
              <text:p text:style-name="P80">Identificadores;</text:p>
            </text:list-item>
            <text:list-item>
              <text:p text:style-name="P80">3 palavras reservadas para criar uma variável:</text:p>
              <text:list>
                <text:list-item>
                  <text:p text:style-name="P80">var</text:p>
                </text:list-item>
                <text:list-item>
                  <text:p text:style-name="P80">let</text:p>
                </text:list-item>
                <text:list-item>
                  <text:p text:style-name="P80">const</text:p>
                </text:list-item>
              </text:list>
            </text:list-item>
          </text:list>
        </text:list-item>
      </text:list>
      <text:p text:style-name="P81"/>
      <text:p text:style-name="P97">// var</text:p>
      <text:p text:style-name="P32"><text:span text:style-name="T28">var</text:span> <text:span text:style-name="T17">clima</text:span> = <text:span text:style-name="T26">"Quente"</text:span></text:p>
      <text:p text:style-name="P32"><text:span text:style-name="T17">clima</text:span> = <text:span text:style-name="T26">"Frio"</text:span></text:p>
      <text:p text:style-name="P38"/>
      <text:p text:style-name="P32"><text:span text:style-name="T17">console</text:span>.<text:span text:style-name="T23">log</text:span>(<text:span text:style-name="T17">clima</text:span>)</text:p>
      <text:p text:style-name="P38"/>
      <text:p text:style-name="P40">// let</text:p>
      <text:p text:style-name="P32"><text:span text:style-name="T28">let</text:span> <text:span text:style-name="T17">dia</text:span> = <text:span text:style-name="T26">"Wednesday"</text:span></text:p>
      <text:p text:style-name="P32"><text:span text:style-name="T17">dia</text:span> = <text:span text:style-name="T26">"Friday"</text:span></text:p>
      <text:p text:style-name="P38"/>
      <text:p text:style-name="P32"><text:span text:style-name="T17">console</text:span>.<text:span text:style-name="T23">log</text:span>(<text:span text:style-name="T17">dia</text:span>)</text:p>
      <text:p text:style-name="P38"/>
      <text:p text:style-name="P40">// cont - não pode mudar o valor</text:p>
      <text:p text:style-name="P32"><text:span text:style-name="T28">const</text:span> <text:span text:style-name="T34">mes</text:span> = <text:span text:style-name="T26">"April"</text:span></text:p>
      <text:p text:style-name="P40">//mes = "Octuber"</text:p>
      <text:p text:style-name="P38"/>
      <text:p text:style-name="P38"><text:span text:style-name="T19">console</text:span><text:span text:style-name="T22">.</text:span><text:span text:style-name="T25">log</text:span><text:span text:style-name="T22">(</text:span><text:span text:style-name="T35">mes</text:span><text:span text:style-name="T22">)</text:span></text:p>
      <text:p text:style-name="P81"/>
      <text:list xml:id="list80627434123336" text:continue-list="list3357681797" text:style-name="L19">
        <text:list-item>
          <text:p text:style-name="P54">Tipos dinâmicos</text:p>
        </text:list-item>
      </text:list>
      <text:list xml:id="list1859123125" text:style-name="L21">
        <text:list-item>
          <text:p text:style-name="P82">O JS é uma linguagem fracamente tipada e dinâmica:</text:p>
          <text:list>
            <text:list-item>
              <text:p text:style-name="P82">Variáveis não precisam ter um tipo previamente definido;</text:p>
            </text:list-item>
            <text:list-item>
              <text:p text:style-name="P82">Podemos mudar o conteúdo da variável.</text:p>
            </text:list-item>
          </text:list>
        </text:list-item>
      </text:list>
      <text:p text:style-name="P83"/>
      <text:p text:style-name="P37"><text:span text:style-name="T28">let</text:span> <text:span text:style-name="T17">clima</text:span>:<text:span text:style-name="T36">String</text:span> = <text:span text:style-name="T26">""</text:span> <text:span text:style-name="T30">// fortemente tipada e estática</text:span></text:p>
      <text:p text:style-name="P36"><text:span text:style-name="T17">console</text:span>.<text:span text:style-name="T23">log</text:span>(<text:span text:style-name="T17">clima</text:span>)</text:p>
      <text:p text:style-name="P43"/>
      <text:p text:style-name="P36"><text:span text:style-name="T28">let</text:span> <text:span text:style-name="T17">clima</text:span> = <text:span text:style-name="T26">""</text:span></text:p>
      <text:p text:style-name="P43"><text:span text:style-name="T18">console</text:span><text:span text:style-name="T21">.</text:span><text:span text:style-name="T24">log</text:span><text:span text:style-name="T21">(</text:span><text:span text:style-name="T29">typeof</text:span><text:span text:style-name="T21"> </text:span><text:span text:style-name="T18">clima</text:span><text:span text:style-name="T21">)</text:span></text:p>
      <text:p text:style-name="P83"/>
      <text:list xml:id="list80627103379468" text:continue-list="list80627434123336" text:style-name="L19">
        <text:list-item>
          <text:p text:style-name="P55">Scope e var</text:p>
        </text:list-item>
      </text:list>
      <text:list xml:id="list2234641901" text:style-name="L22">
        <text:list-item>
          <text:p text:style-name="P92"><text:span text:style-name="T6">Escopo determina a visibilidade de alguma variável no JS.</text:span></text:p>
        </text:list-item>
        <text:list-item>
          <text:p text:style-name="P90"><text:span text:style-name="T11">Block statement</text:span><text:span text:style-name="T6"> – declaração de bloco.</text:span></text:p>
        </text:list-item>
      </text:list>
      <text:p text:style-name="P84"/>
      <text:p text:style-name="P98">// vamos iniciar um bloco</text:p>
      <text:p text:style-name="P32">{</text:p>
      <text:p text:style-name="P40">// aqui dentro é um bloco e posso colocar qualquer código</text:p>
      <text:p text:style-name="P25"><text:span text:style-name="T20">}</text:span><text:span text:style-name="T30">// aqui fechamos o bloco</text:span></text:p>
      <text:p text:style-name="P84">O bloco, também criará um novo escopo. Chamos de <text:span text:style-name="T16">block-scoped</text:span>.</text:p>
      <text:p text:style-name="P84"><text:soft-page-break/><text:span text:style-name="T16">var</text:span> é global e poderá funcionar fora de um escopo de bloco.</text:p>
      <text:p text:style-name="P84"><text:span text:style-name="T16">var</text:span> é global e também local.</text:p>
      <text:p text:style-name="P84"><text:span text:style-name="T16">Hoisting</text:span> – quando o JS pega a variável local e transforma ela em global.</text:p>
      <text:p text:style-name="P84"/>
      <text:p text:style-name="P95"><text:span text:style-name="T17">console</text:span>.<text:span text:style-name="T23">log</text:span>(<text:span text:style-name="T26">'&gt; existe x antes do bloco?'</text:span>, <text:span text:style-name="T17">x</text:span>)</text:p>
      <text:p text:style-name="P32">{</text:p>
      <text:p text:style-name="P32"><text:span text:style-name="T28">var</text:span> <text:span text:style-name="T17">x</text:span> = <text:span text:style-name="T32">0</text:span></text:p>
      <text:p text:style-name="P38"><text:span text:style-name="T22">}</text:span></text:p>
      <text:p text:style-name="P25"><text:span text:style-name="T17">console</text:span><text:span text:style-name="T20">.</text:span><text:span text:style-name="T23">log</text:span><text:span text:style-name="T20">(</text:span><text:span text:style-name="T26">'&gt; existe x depois do bloco?'</text:span><text:span text:style-name="T20">, </text:span><text:span text:style-name="T17">x</text:span><text:span text:style-name="T20">)</text:span></text:p>
      <text:p text:style-name="P84"/>
      <text:p text:style-name="P84"/>
      <text:list xml:id="list80627298225080" text:continue-list="list80627103379468" text:style-name="L19">
        <text:list-item>
          <text:p text:style-name="P55">Scope let e const</text:p>
        </text:list-item>
      </text:list>
      <text:p text:style-name="P17"><text:span text:style-name="T16">const</text:span> e <text:span text:style-name="T16">let</text:span> são locais e só funcionam no escopo onde fo<text:span text:style-name="T37">ram</text:span> criada<text:span text:style-name="T37">s</text:span>.</text:p>
      <text:p text:style-name="P17"/>
      <text:p text:style-name="P96"><text:span text:style-name="T28">let</text:span> <text:span text:style-name="T17">y</text:span> = <text:span text:style-name="T32">1</text:span></text:p>
      <text:p text:style-name="P32"><text:span text:style-name="T17">console</text:span>.<text:span text:style-name="T23">log</text:span>(<text:span text:style-name="T26">'&gt; existe y antes do bloco?'</text:span>, <text:span text:style-name="T17">y</text:span>)</text:p>
      <text:p text:style-name="P32">{</text:p>
      <text:p text:style-name="P32"><text:span text:style-name="T28">const</text:span> <text:span text:style-name="T34">y</text:span> = <text:span text:style-name="T32">0</text:span></text:p>
      <text:p text:style-name="P32"><text:span text:style-name="T17">console</text:span>.<text:span text:style-name="T23">log</text:span>(<text:span text:style-name="T26">'&gt; existe y dentro do bloco?'</text:span>, <text:span text:style-name="T34">y</text:span>)</text:p>
      <text:p text:style-name="P32">}</text:p>
      <text:p text:style-name="P25"><text:span text:style-name="T17">console</text:span><text:span text:style-name="T20">.</text:span><text:span text:style-name="T23">log</text:span><text:span text:style-name="T20">(</text:span><text:span text:style-name="T26">'&gt; existe y depois do bloco?'</text:span><text:span text:style-name="T20">, </text:span><text:span text:style-name="T17">y</text:span><text:span text:style-name="T20">)</text:span></text:p>
      <text:p text:style-name="P17"/>
      <text:list xml:id="list80626120280879" text:continue-numbering="true" text:style-name="L19">
        <text:list-item>
          <text:p text:style-name="P54">Nomeando variáveis</text:p>
        </text:list-item>
      </text:list>
      <text:list xml:id="list1060611810" text:style-name="L23">
        <text:list-item>
          <text:p text:style-name="P93"><text:span text:style-name="T7">Para criar nomes</text:span></text:p>
          <text:list>
            <text:list-item>
              <text:p text:style-name="P104"><text:span text:style-name="T3">JS é case-sensitive (sensível ao caso)(uma letra minúscula é diferente da mesma letra maiúscula.)</text:span></text:p>
            </text:list-item>
            <text:list-item>
              <text:p text:style-name="P104"><text:span text:style-name="T3">JS aceita a cadeia de caracteres Unicode. (a variável pode ter aspas e acentuação.)</text:span></text:p>
            </text:list-item>
          </text:list>
        </text:list-item>
        <text:list-item>
          <text:p text:style-name="P104"><text:span text:style-name="T3">Posso:</text:span></text:p>
          <text:list>
            <text:list-item>
              <text:p text:style-name="P104"><text:span text:style-name="T3">Iniciar com esses caracteres especiais: $ _</text:span></text:p>
            </text:list-item>
            <text:list-item>
              <text:p text:style-name="P104"><text:span text:style-name="T3">Iniciar com letras</text:span></text:p>
            </text:list-item>
            <text:list-item>
              <text:p text:style-name="P104"><text:span text:style-name="T3">Colocar acentos</text:span></text:p>
            </text:list-item>
            <text:list-item>
              <text:p text:style-name="P104"><text:span text:style-name="T3">Letras maiúsculas e minúsculas fazem diferença</text:span></text:p>
            </text:list-item>
          </text:list>
        </text:list-item>
        <text:list-item>
          <text:p text:style-name="P104"><text:span text:style-name="T3">Não posso:</text:span></text:p>
          <text:list>
            <text:list-item>
              <text:p text:style-name="P104"><text:span text:style-name="T3">Iniciar com números</text:span></text:p>
            </text:list-item>
            <text:list-item>
              <text:p text:style-name="P104"><text:span text:style-name="T3">Colocar espaços vazios no nome</text:span></text:p>
            </text:list-item>
          </text:list>
        </text:list-item>
        <text:list-item>
          <text:p text:style-name="P104"><text:span text:style-name="T3">Ideal:</text:span></text:p>
          <text:list>
            <text:list-item>
              <text:p text:style-name="P104"><text:span text:style-name="T3">Criar nomes que fazem sentido</text:span></text:p>
            </text:list-item>
            <text:list-item>
              <text:p text:style-name="P104"><text:span text:style-name="T3">Que explique o que a variável é ou faz</text:span></text:p>
            </text:list-item>
            <text:list-item>
              <text:p text:style-name="P104"><text:span text:style-name="T12">camelCase</text:span><text:span text:style-name="T3"> – em vez de colocar espaço entre os nomes, coloca tudo junto, sendo que a primeira letra de cada nome coloca maiúsculo. </text:span><text:span text:style-name="T8">E</text:span><text:span text:style-name="T3">x.: </text:span><text:span text:style-name="T12">CheckIfNameExist</text:span></text:p>
            </text:list-item>
            <text:list-item>
              <text:p text:style-name="P104"><text:span text:style-name="T12">snake_case</text:span><text:span text:style-name="T3"> – </text:span><text:span text:style-name="T8">quando colocar o underscore(_) entre os nomes. Ex.: </text:span><text:span text:style-name="T13">check_if_name_exist</text:span></text:p>
            </text:list-item>
            <text:list-item>
              <text:p text:style-name="P104"><text:span text:style-name="T3">Escrever em inglês</text:span></text:p>
            </text:list-item>
          </text:list>
        </text:list-item>
      </text:list>
      <text:p text:style-name="P85"/>
      <text:p text:style-name="P106">Guias estelares</text:p>
      <text:p text:style-name="P105"><text:span text:style-name="T1">O guia estelar de </text:span><text:span text:style-name="T2">JavaScript</text:span></text:p>
      <text:p text:style-name="P88">Praticando e avançando</text:p>
      <text:list xml:id="list2581168286" text:style-name="L24">
        <text:list-item>
          <text:p text:style-name="P56">Declaration assignment var</text:p>
        </text:list-item>
      </text:list>
      <text:p text:style-name="P57"/>
      <text:p text:style-name="P99">// Variáveis e tipos de dados</text:p>
      <text:p text:style-name="P38"><text:span text:style-name="T31">// declaração or declaration</text:span></text:p>
      <text:p text:style-name="P32"><text:span text:style-name="T28">var</text:span> <text:span text:style-name="T17">name</text:span></text:p>
      <text:p text:style-name="P38"/>
      <text:p text:style-name="P40">// assignment or atribuição de valoers</text:p>
      <text:p text:style-name="P32"><text:span text:style-name="T34">name</text:span> = <text:span text:style-name="T26">"Thiago"</text:span></text:p>
      <text:p text:style-name="P38"/>
      <text:p text:style-name="P38"><text:span text:style-name="T31">// que tpo de dado foi colocado na variável</text:span></text:p>
      <text:p text:style-name="P32"><text:span text:style-name="T17">console</text:span>.<text:span text:style-name="T23">log</text:span>(<text:span text:style-name="T28">typeof</text:span> <text:span text:style-name="T34">name</text:span>)</text:p>
      <text:p text:style-name="P32"><text:span text:style-name="T17">console</text:span>.<text:span text:style-name="T23">log</text:span>(<text:span text:style-name="T34">name</text:span>)</text:p>
      <text:p text:style-name="P86"/>
      <text:list xml:id="list80627591655911" text:continue-numbering="true" text:style-name="L24">
        <text:list-item>
          <text:p text:style-name="P56">Agrupando declarações</text:p>
        </text:list-item>
      </text:list>
      <text:p text:style-name="P86"/>
      <text:p text:style-name="P99">// agrupamento de declarações</text:p>
      <text:p text:style-name="P32"><text:span text:style-name="T28">let</text:span> <text:span text:style-name="T17">age</text:span>, <text:span text:style-name="T17">isHuman</text:span></text:p>
      <text:p text:style-name="P32"><text:span text:style-name="T17">age</text:span> = <text:span text:style-name="T32">18</text:span></text:p>
      <text:p text:style-name="P32"><text:span text:style-name="T17">isHuman</text:span> = <text:span text:style-name="T28">true</text:span></text:p>
      <text:p text:style-name="P100">// <text:span text:style-name="T38">multiplos argumentos na função</text:span></text:p>
      <text:p text:style-name="P25"><text:span text:style-name="T17">console</text:span><text:span text:style-name="T20">.</text:span><text:span text:style-name="T23">log</text:span><text:span text:style-name="T20">(</text:span><text:span text:style-name="T34">name</text:span><text:span text:style-name="T20">, </text:span><text:span text:style-name="T17">age</text:span><text:span text:style-name="T20">, </text:span><text:span text:style-name="T17">isHuman</text:span><text:span text:style-name="T20">)</text:span></text:p>
      <text:p text:style-name="P86"/>
      <text:list xml:id="list80626624243833" text:continue-numbering="true" text:style-name="L24">
        <text:list-item>
          <text:p text:style-name="P56">Concatenando e interpolando variáveis</text:p>
        </text:list-item>
      </text:list>
      <text:p text:style-name="P86"/>
      <text:p text:style-name="P99">//escrita de texto + variáveis.</text:p>
      <text:p text:style-name="P40">//concatenando valores</text:p>
      <text:p text:style-name="P32"><text:span text:style-name="T17">console</text:span>.<text:span text:style-name="T23">log</text:span>(<text:span text:style-name="T26">'O '</text:span> + <text:span text:style-name="T34">name</text:span> + <text:span text:style-name="T26">' tem '</text:span> + <text:span text:style-name="T17">age</text:span> + <text:span text:style-name="T26">' anos.'</text:span>)</text:p>
      <text:p text:style-name="P38"/>
      <text:p text:style-name="P40">// interpolando calores com tamplete literals or template strings</text:p>
      <text:p text:style-name="P25"><text:span text:style-name="T17">console</text:span><text:span text:style-name="T20">.</text:span><text:span text:style-name="T23">log</text:span><text:span text:style-name="T20">(</text:span><text:span text:style-name="T26">`o </text:span><text:span text:style-name="T28">${</text:span><text:span text:style-name="T34">name</text:span><text:span text:style-name="T28">}</text:span><text:span text:style-name="T26"> tem </text:span><text:span text:style-name="T28">${</text:span><text:span text:style-name="T17">age</text:span><text:span text:style-name="T28">}</text:span><text:span text:style-name="T26"> anos.`</text:span><text:span text:style-name="T20">)</text:span></text:p>
      <text:p text:style-name="P86"/>
      <text:list xml:id="list80627036357573" text:continue-numbering="true" text:style-name="L24">
        <text:list-item>
          <text:p text:style-name="P56">Objects</text:p>
        </text:list-item>
      </text:list>
      <text:p text:style-name="P86"/>
      <text:p text:style-name="P99">//Object</text:p>
      <text:p text:style-name="P38"/>
      <text:p text:style-name="P32"><text:span text:style-name="T28">const</text:span> <text:span text:style-name="T34">person</text:span>={</text:p>
      <text:p text:style-name="P32"><text:span text:style-name="T17">name:</text:span> <text:span text:style-name="T26">'thiago'</text:span>,</text:p>
      <text:p text:style-name="P32"><text:span text:style-name="T17">age:</text:span> <text:span text:style-name="T32">33</text:span>,</text:p>
      <text:p text:style-name="P32"><text:span text:style-name="T17">weight:</text:span> <text:span text:style-name="T32">92</text:span>,</text:p>
      <text:p text:style-name="P32"><text:span text:style-name="T17">isAdmin:</text:span> <text:span text:style-name="T28">true</text:span></text:p>
      <text:p text:style-name="P32">}</text:p>
      <text:p text:style-name="P38"/>
      <text:p text:style-name="P32"><text:span text:style-name="T17">console</text:span>.<text:span text:style-name="T23">log</text:span>(<text:span text:style-name="T34">person</text:span>)</text:p>
      <text:p text:style-name="P25"><text:span text:style-name="T17">console</text:span><text:span text:style-name="T20">.</text:span><text:span text:style-name="T23">log</text:span><text:span text:style-name="T20">(</text:span><text:span text:style-name="T26">`o </text:span><text:span text:style-name="T28">${</text:span><text:span text:style-name="T34">person</text:span><text:span text:style-name="T20">.</text:span><text:span text:style-name="T17">name</text:span><text:span text:style-name="T28">}</text:span><text:span text:style-name="T26"> tem </text:span><text:span text:style-name="T28">${</text:span><text:span text:style-name="T34">person</text:span><text:span text:style-name="T20">.</text:span><text:span text:style-name="T17">age</text:span><text:span text:style-name="T28">}</text:span><text:span text:style-name="T26"> anos e é </text:span><text:span text:style-name="T28">${</text:span><text:span text:style-name="T34">person</text:span><text:span text:style-name="T20">.</text:span><text:span text:style-name="T17">isAdmin</text:span><text:span text:style-name="T28">}</text:span><text:span text:style-name="T26">`</text:span><text:span text:style-name="T20">)</text:span></text:p>
      <text:p text:style-name="P86"/>
      <text:list xml:id="list80627586882630" text:continue-numbering="true" text:style-name="L24">
        <text:list-item>
          <text:p text:style-name="P56">Arrays</text:p>
        </text:list-item>
      </text:list>
      <text:p text:style-name="P86"/>
      <text:list xml:id="list80626742221467" text:continue-numbering="true" text:style-name="L24">
        <text:list-item>
          <text:p text:style-name="P56">Exercíc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29T08:06:25.389181597</dc:date>
    <meta:editing-duration>PT1H22M58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8" meta:paragraph-count="300" meta:word-count="1281" meta:character-count="7671" meta:non-whitespace-character-count="6790"/>
  </office:meta>
</office:document-meta>
</file>